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Ridge-Hamre Today's date: 7/12/17</text:p>
      <text:h text:style-name="Heading_20_1" text:outline-level="1">What tools have you we worked with so far in this class?</text:h>
      <text:list text:style-name="L2">
        <text:list-item>
          <text:p text:style-name="P2">Codeanywhere</text:p>
        </text:list-item>
        <text:list-item>
          <text:p text:style-name="P2">github</text:p>
        </text:list-item>
        <text:list-item>
          <text:p text:style-name="P2">git</text:p>
        </text:list-item>
        <text:list-item>
          <text:p text:style-name="P2">jekyll</text:p>
        </text:list-item>
        <text:list-item>
          <text:p text:style-name="P2">pandoc</text:p>
        </text:list-item>
      </text:list>
      <text:h text:style-name="Heading_20_2" text:outline-level="2">Which have you found most potentially useful?</text:h>
      <text:p text:style-name="First_20_paragraph">github ### Why? it has the most potential for collaboration # What tools have been the most difficult to learn? codeanywhere ## Why have they been particularly difficult to learn and use? there are many commands to learn in order to manipulate the too # What tools would you like to learn more about? git * * *</text:p>
      <text:p text:style-name="Text_20_body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